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Consolas2" svg:font-family="Consolas, 'Driod Sans Mono', monospace"/>
    <style:font-face style:name="Consolas1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Helvetica1" svg:font-family="Helvetica, Arial, Verdana, sans-serif"/>
    <style:font-face style:name="Helvetica" svg:font-family="Helvetica, Arial, sans-serif"/>
    <style:font-face style:name="Lato" svg:font-family="Lato, proxima-nova, 'Helvetica Neue', Arial, sans-serif"/>
    <style:font-face style:name="Open Sans" svg:font-family="'Open Sans', Helvetica, Arial, Verdana, sans-serif"/>
    <style:font-face style:name="Roboto Slab" svg:font-family="'Roboto Slab', ff-tisa-web-pro, Georgia, Arial, sans-serif"/>
    <style:font-face style:name="inherit" svg:font-family="inherit"/>
    <style:font-face style:name="lucida sans unicode" svg:font-family="'lucida sans unicode', 'lucida grande'"/>
    <style:font-face style:name="monospace" svg:font-family="monospace"/>
    <style:font-face style:name="Lato1" svg:font-family="Lato" style:font-family-generic="roman"/>
    <style:font-face style:name="Consolas3" svg:font-family="Consolas, 'Driod Sans Mono', monospace" style:font-family-generic="swiss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line-height="150%" fo:text-align="justify" style:justify-single-word="false"/>
      <style:text-properties fo:font-variant="normal" fo:text-transform="none" fo:color="#404040" style:font-name="Roboto Slab" fo:font-size="16pt" fo:letter-spacing="normal" fo:font-style="normal" fo:font-weight="bold" officeooo:paragraph-rsid="0005f72f"/>
    </style:style>
    <style:style style:name="P2" style:family="paragraph" style:parent-style-name="Heading_20_2">
      <style:paragraph-properties fo:line-height="150%" fo:text-align="justify" style:justify-single-word="false"/>
      <style:text-properties fo:font-size="16pt" officeooo:paragraph-rsid="0005f72f"/>
    </style:style>
    <style:style style:name="P3" style:family="paragraph" style:parent-style-name="Heading_20_2">
      <style:paragraph-properties fo:line-height="150%" fo:text-align="justify" style:justify-single-word="false"/>
      <style:text-properties fo:font-size="20pt" officeooo:paragraph-rsid="00148602"/>
    </style:style>
    <style:style style:name="P4" style:family="paragraph" style:parent-style-name="Heading_20_2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padding="0in" fo:border="none"/>
      <style:text-properties fo:font-variant="normal" fo:text-transform="none" fo:color="#404040" style:font-name="Roboto Slab" fo:font-size="16pt" fo:letter-spacing="normal" fo:font-style="normal" fo:font-weight="bold" officeooo:paragraph-rsid="00275cbd"/>
    </style:style>
    <style:style style:name="P5" style:family="paragraph" style:parent-style-name="Heading_20_2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padding="0in" fo:border="none"/>
      <style:text-properties fo:font-size="16pt" officeooo:paragraph-rsid="000d7f32"/>
    </style:style>
    <style:style style:name="P6" style:family="paragraph" style:parent-style-name="Heading_20_2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background-color="transparent" fo:padding="0in" fo:border="none">
        <style:background-image/>
      </style:paragraph-properties>
      <style:text-properties officeooo:rsid="00188458" officeooo:paragraph-rsid="0029c14d"/>
    </style:style>
    <style:style style:name="P7" style:family="paragraph" style:parent-style-name="Heading_20_2">
      <style:paragraph-properties fo:margin-top="0in" fo:margin-bottom="0in" style:contextual-spacing="false" fo:line-height="150%" fo:text-align="justify" style:justify-single-word="false" fo:widows="1" fo:padding="0in" fo:border="none"/>
      <style:text-properties fo:font-variant="normal" fo:text-transform="none" fo:color="#555555" style:font-name="Open Sans" fo:font-size="16pt" fo:letter-spacing="normal" fo:font-style="normal" style:text-underline-style="none" fo:font-weight="normal" officeooo:rsid="000d7f32" officeooo:paragraph-rsid="000d7f32"/>
    </style:style>
    <style:style style:name="P8" style:family="paragraph" style:parent-style-name="Heading_20_2">
      <style:paragraph-properties fo:margin-top="0in" fo:margin-bottom="0in" style:contextual-spacing="false" fo:line-height="150%" fo:text-align="justify" style:justify-single-word="false" fo:widows="1" fo:padding="0in" fo:border="none"/>
      <style:text-properties officeooo:paragraph-rsid="000ccd8a"/>
    </style:style>
    <style:style style:name="P9" style:family="paragraph" style:parent-style-name="Heading_20_2">
      <style:paragraph-properties fo:margin-top="0in" fo:margin-bottom="0in" style:contextual-spacing="false" fo:line-height="150%" fo:text-align="justify" style:justify-single-word="false" fo:widows="1" fo:padding="0in" fo:border="none"/>
      <style:text-properties officeooo:rsid="0006b2d5" officeooo:paragraph-rsid="00148602"/>
    </style:style>
    <style:style style:name="P10" style:family="paragraph" style:parent-style-name="Heading_20_2">
      <style:paragraph-properties fo:margin-top="0in" fo:margin-bottom="0in" style:contextual-spacing="false" fo:line-height="150%" fo:text-align="justify" style:justify-single-word="false" fo:widows="1" fo:padding="0in" fo:border="none"/>
      <style:text-properties officeooo:rsid="00163340" officeooo:paragraph-rsid="001af7f4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padding="0in" fo:border="none"/>
      <style:text-properties officeooo:rsid="000d7f32" officeooo:paragraph-rsid="000d7f32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padding="0in" fo:border="none"/>
      <style:text-properties officeooo:rsid="000d7f32" officeooo:paragraph-rsid="0022772e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padding="0in" fo:border="none"/>
      <style:text-properties officeooo:paragraph-rsid="000d7f32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padding="0in" fo:border="none"/>
      <style:text-properties officeooo:paragraph-rsid="00188458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padding="0in" fo:border="none"/>
      <style:text-properties officeooo:paragraph-rsid="00243f88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padding="0in" fo:border="none"/>
      <style:text-properties officeooo:rsid="000e6861" officeooo:paragraph-rsid="000d7f32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padding="0in" fo:border="none"/>
      <style:text-properties officeooo:rsid="000f7cbd" officeooo:paragraph-rsid="000f7cbd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padding="0in" fo:border="none"/>
      <style:text-properties officeooo:rsid="001124da" officeooo:paragraph-rsid="001124da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background-color="#eeeeee" fo:padding="0in" fo:border="none">
        <style:background-image/>
      </style:paragraph-properties>
      <style:text-properties officeooo:rsid="00188458" officeooo:paragraph-rsid="00188458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background-color="transparent" fo:padding="0in" fo:border="none">
        <style:background-image/>
      </style:paragraph-properties>
      <style:text-properties officeooo:rsid="00188458" officeooo:paragraph-rsid="0026bd6e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background-color="transparent" fo:padding="0in" fo:border="none">
        <style:background-image/>
      </style:paragraph-properties>
      <style:text-properties officeooo:rsid="000d7f32" officeooo:paragraph-rsid="0026bd6e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background-color="transparent" fo:padding="0in" fo:border="none">
        <style:background-image/>
      </style:paragraph-properties>
      <style:text-properties officeooo:paragraph-rsid="0026bd6e"/>
    </style:style>
    <style:style style:name="P23" style:family="paragraph" style:parent-style-name="Text_20_body" style:list-style-name="L14">
      <style:paragraph-properties fo:margin-top="0in" fo:margin-bottom="0in" style:contextual-spacing="false" fo:line-height="150%" fo:text-align="justify" style:justify-single-word="false" fo:widows="1"/>
      <style:text-properties officeooo:rsid="000a0a0d" officeooo:paragraph-rsid="000a0a0d"/>
    </style:style>
    <style:style style:name="P24" style:family="paragraph" style:parent-style-name="Text_20_body" style:list-style-name="L15">
      <style:paragraph-properties fo:margin-top="0in" fo:margin-bottom="0in" style:contextual-spacing="false" fo:line-height="150%" fo:text-align="justify" style:justify-single-word="false" fo:widows="1"/>
      <style:text-properties officeooo:rsid="000a0a0d" officeooo:paragraph-rsid="000a0a0d"/>
    </style:style>
    <style:style style:name="P25" style:family="paragraph" style:parent-style-name="Text_20_body" style:list-style-name="L16">
      <style:paragraph-properties fo:margin-top="0in" fo:margin-bottom="0in" style:contextual-spacing="false" fo:line-height="150%" fo:text-align="justify" style:justify-single-word="false" fo:widows="1"/>
      <style:text-properties officeooo:paragraph-rsid="000be19f"/>
    </style:style>
    <style:style style:name="P26" style:family="paragraph" style:parent-style-name="Text_20_body" style:list-style-name="L14">
      <style:paragraph-properties fo:margin-top="0in" fo:margin-bottom="0in" style:contextual-spacing="false" fo:line-height="150%" fo:text-align="justify" style:justify-single-word="false" fo:widows="1"/>
      <style:text-properties officeooo:paragraph-rsid="000a0a0d"/>
    </style:style>
    <style:style style:name="P27" style:family="paragraph" style:parent-style-name="Text_20_body" style:list-style-name="L15">
      <style:paragraph-properties fo:margin-top="0in" fo:margin-bottom="0in" style:contextual-spacing="false" fo:line-height="150%" fo:text-align="justify" style:justify-single-word="false" fo:widows="1"/>
      <style:text-properties officeooo:paragraph-rsid="000a0a0d"/>
    </style:style>
    <style:style style:name="P28" style:family="paragraph" style:parent-style-name="Text_20_body">
      <style:paragraph-properties fo:margin-top="0in" fo:margin-bottom="0in" style:contextual-spacing="false" fo:line-height="150%" fo:text-align="justify" style:justify-single-word="false" fo:widows="1"/>
      <style:text-properties officeooo:paragraph-rsid="000be19f"/>
    </style:style>
    <style:style style:name="P29" style:family="paragraph" style:parent-style-name="Text_20_body">
      <style:paragraph-properties fo:margin-top="0in" fo:margin-bottom="0in" style:contextual-spacing="false" fo:line-height="150%" fo:text-align="justify" style:justify-single-word="false" fo:widows="1"/>
      <style:text-properties officeooo:paragraph-rsid="00148602"/>
    </style:style>
    <style:style style:name="P30" style:family="paragraph" style:parent-style-name="Text_20_body">
      <style:paragraph-properties fo:margin-top="0in" fo:margin-bottom="0in" style:contextual-spacing="false" fo:line-height="150%" fo:text-align="justify" style:justify-single-word="false" fo:widows="1"/>
      <style:text-properties officeooo:paragraph-rsid="00188458"/>
    </style:style>
    <style:style style:name="P31" style:family="paragraph" style:parent-style-name="Text_20_body" style:list-style-name="L26">
      <style:paragraph-properties fo:margin-top="0in" fo:margin-bottom="0in" style:contextual-spacing="false" fo:line-height="150%" fo:text-align="justify" style:justify-single-word="false" fo:widows="1"/>
      <style:text-properties officeooo:paragraph-rsid="0019affa"/>
    </style:style>
    <style:style style:name="P32" style:family="paragraph" style:parent-style-name="Text_20_body" style:list-style-name="L26">
      <style:paragraph-properties fo:margin-top="0in" fo:margin-bottom="0in" style:contextual-spacing="false" fo:line-height="150%" fo:text-align="justify" style:justify-single-word="false" fo:widows="1"/>
      <style:text-properties officeooo:paragraph-rsid="001af7f4"/>
    </style:style>
    <style:style style:name="P33" style:family="paragraph" style:parent-style-name="Text_20_body">
      <style:paragraph-properties fo:margin-top="0in" fo:margin-bottom="0in" style:contextual-spacing="false" fo:line-height="150%" fo:text-align="justify" style:justify-single-word="false" fo:widows="1"/>
      <style:text-properties officeooo:paragraph-rsid="000a0a0d"/>
    </style:style>
    <style:style style:name="P34" style:family="paragraph" style:parent-style-name="Text_20_body">
      <style:paragraph-properties fo:margin-top="0in" fo:margin-bottom="0in" style:contextual-spacing="false" fo:line-height="150%" fo:text-align="justify" style:justify-single-word="false" fo:widows="1"/>
      <style:text-properties officeooo:rsid="001389d9" officeooo:paragraph-rsid="00148602"/>
    </style:style>
    <style:style style:name="P35" style:family="paragraph" style:parent-style-name="Text_20_body">
      <style:paragraph-properties fo:margin-top="0in" fo:margin-bottom="0in" style:contextual-spacing="false" fo:line-height="150%" fo:text-align="justify" style:justify-single-word="false" fo:widows="1"/>
      <style:text-properties officeooo:rsid="0006b2d5" officeooo:paragraph-rsid="00148602"/>
    </style:style>
    <style:style style:name="P36" style:family="paragraph" style:parent-style-name="Text_20_body" style:list-style-name="L26">
      <style:paragraph-properties fo:margin-top="0in" fo:margin-bottom="0in" style:contextual-spacing="false" fo:line-height="150%" fo:text-align="justify" style:justify-single-word="false" fo:widows="1"/>
      <style:text-properties fo:font-style="italic" officeooo:rsid="0019affa" officeooo:paragraph-rsid="0019affa" style:font-style-asian="italic" style:font-style-complex="italic"/>
    </style:style>
    <style:style style:name="P37" style:family="paragraph" style:parent-style-name="Text_20_body" style:list-style-name="L26">
      <style:paragraph-properties fo:margin-top="0in" fo:margin-bottom="0in" style:contextual-spacing="false" fo:line-height="150%" fo:text-align="justify" style:justify-single-word="false" fo:widows="1" fo:padding="0in" fo:border="none"/>
      <style:text-properties officeooo:paragraph-rsid="001af7f4"/>
    </style:style>
    <style:style style:name="P38" style:family="paragraph" style:parent-style-name="Text_20_body" style:list-style-name="L20">
      <style:paragraph-properties fo:margin-top="0in" fo:margin-bottom="0in" style:contextual-spacing="false" fo:line-height="150%" fo:text-align="justify" style:justify-single-word="false" fo:widows="1" fo:padding="0in" fo:border="none"/>
      <style:text-properties officeooo:rsid="000d7f32" officeooo:paragraph-rsid="000d7f32"/>
    </style:style>
    <style:style style:name="P39" style:family="paragraph" style:parent-style-name="Text_20_body">
      <style:paragraph-properties fo:margin-top="0in" fo:margin-bottom="0in" style:contextual-spacing="false" fo:line-height="150%" fo:text-align="justify" style:justify-single-word="false" fo:widows="1" fo:padding="0in" fo:border="none"/>
      <style:text-properties officeooo:rsid="001ce2ec" officeooo:paragraph-rsid="001ce2ec"/>
    </style:style>
    <style:style style:name="P40" style:family="paragraph" style:parent-style-name="Text_20_body">
      <style:paragraph-properties fo:margin-left="0.4925in" fo:margin-right="0in" fo:margin-top="0in" fo:margin-bottom="0in" style:contextual-spacing="false" fo:line-height="150%" fo:text-align="justify" style:justify-single-word="false" fo:widows="1" fo:text-indent="0in" style:auto-text-indent="false" fo:padding="0in" fo:border="none"/>
      <style:text-properties fo:font-style="italic" officeooo:paragraph-rsid="0021c89b" style:font-style-asian="italic" style:font-style-complex="italic"/>
    </style:style>
    <style:style style:name="P41" style:family="paragraph" style:parent-style-name="Text_20_body" style:list-style-name="L15">
      <style:paragraph-properties fo:margin-top="0in" fo:margin-bottom="0.0937in" style:contextual-spacing="false" fo:line-height="150%" fo:text-align="justify" style:justify-single-word="false" fo:widows="1" fo:padding="0in" fo:border="none"/>
      <style:text-properties fo:font-variant="normal" fo:text-transform="none" fo:color="#404040" style:font-name="Lato" fo:font-size="12pt" fo:letter-spacing="normal" fo:font-style="normal" fo:font-weight="normal" officeooo:rsid="00040222" officeooo:paragraph-rsid="00178778"/>
    </style:style>
    <style:style style:name="P42" style:family="paragraph" style:parent-style-name="Heading_20_1">
      <style:paragraph-properties fo:line-height="150%" fo:text-align="justify" style:justify-single-word="false"/>
      <style:text-properties officeooo:paragraph-rsid="000a0a0d"/>
    </style:style>
    <style:style style:name="P43" style:family="paragraph" style:parent-style-name="Heading_20_1">
      <style:paragraph-properties fo:margin-left="0in" fo:margin-right="0in" fo:margin-top="0in" fo:margin-bottom="0in" style:contextual-spacing="false" fo:line-height="150%" fo:text-align="justify" style:justify-single-word="false" fo:widows="1" fo:text-indent="0in" style:auto-text-indent="false" fo:padding="0in" fo:border="none"/>
      <style:text-properties officeooo:paragraph-rsid="0021c89b"/>
    </style:style>
    <style:style style:name="T1" style:family="text">
      <style:text-properties fo:color="#404040" style:font-name="Roboto Slab" fo:font-weight="bold" style:font-style-asian="normal" style:font-style-complex="normal"/>
    </style:style>
    <style:style style:name="T2" style:family="text">
      <style:text-properties fo:font-variant="normal" fo:text-transform="none" fo:color="#404040" style:font-name="Lato" fo:font-size="12pt" fo:letter-spacing="normal" fo:font-style="normal" fo:font-weight="normal"/>
    </style:style>
    <style:style style:name="T3" style:family="text">
      <style:text-properties fo:font-variant="normal" fo:text-transform="none" fo:color="#404040" style:font-name="Lato" fo:font-size="12pt" fo:letter-spacing="normal" fo:font-style="normal" fo:font-weight="normal" officeooo:rsid="000a0a0d"/>
    </style:style>
    <style:style style:name="T4" style:family="text">
      <style:text-properties fo:font-variant="normal" fo:text-transform="none" fo:color="#404040" style:font-name="Lato" fo:font-size="12pt" fo:letter-spacing="normal" fo:font-style="normal" fo:font-weight="normal" officeooo:rsid="00163340"/>
    </style:style>
    <style:style style:name="T5" style:family="text">
      <style:text-properties fo:font-variant="normal" fo:text-transform="none" fo:color="#404040" style:font-name="Lato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404040" style:font-name="Lato" fo:font-size="12pt" fo:letter-spacing="normal" fo:font-style="normal" fo:font-weight="normal" officeooo:rsid="0021a4d3" style:font-size-asian="12pt" style:font-size-complex="12pt"/>
    </style:style>
    <style:style style:name="T7" style:family="text">
      <style:text-properties fo:font-variant="normal" fo:text-transform="none" fo:color="#404040" style:font-name="Lato" fo:font-size="12pt" fo:letter-spacing="normal" fo:font-style="normal" fo:font-weight="normal" officeooo:rsid="00243f88" style:font-size-asian="12pt" style:font-size-complex="12pt"/>
    </style:style>
    <style:style style:name="T8" style:family="text">
      <style:text-properties fo:font-variant="normal" fo:text-transform="none" fo:color="#404040" style:font-name="Lato" fo:font-size="12pt" fo:letter-spacing="normal" fo:font-style="normal" fo:font-weight="normal" officeooo:rsid="000ffa65" style:font-size-asian="12pt" style:font-size-complex="12pt"/>
    </style:style>
    <style:style style:name="T9" style:family="text">
      <style:text-properties fo:font-variant="normal" fo:text-transform="none" fo:color="#404040" style:font-name="Lato" fo:font-size="12pt" fo:letter-spacing="normal" fo:font-style="normal" fo:font-weight="bold"/>
    </style:style>
    <style:style style:name="T10" style:family="text">
      <style:text-properties fo:font-variant="normal" fo:text-transform="none" fo:color="#404040" style:font-name="Roboto Slab" fo:letter-spacing="normal" fo:font-style="normal" fo:font-weight="bold" officeooo:rsid="00036048"/>
    </style:style>
    <style:style style:name="T11" style:family="text">
      <style:text-properties fo:font-variant="normal" fo:text-transform="none" fo:color="#404040" style:font-name="Roboto Slab" fo:letter-spacing="normal" fo:font-style="normal" fo:font-weight="bold" officeooo:rsid="000d7f32"/>
    </style:style>
    <style:style style:name="T12" style:family="text">
      <style:text-properties fo:font-variant="normal" fo:text-transform="none" fo:color="#404040" style:font-name="Roboto Slab" fo:letter-spacing="normal" fo:font-style="normal" style:text-underline-style="solid" style:text-underline-width="auto" style:text-underline-color="font-color" fo:font-weight="bold" officeooo:rsid="00036048"/>
    </style:style>
    <style:style style:name="T13" style:family="text">
      <style:text-properties fo:font-variant="normal" fo:text-transform="none" fo:color="#404040" style:font-name="Roboto Slab" fo:font-size="16pt" fo:letter-spacing="normal" fo:font-style="normal" fo:font-weight="bold" officeooo:rsid="00036048"/>
    </style:style>
    <style:style style:name="T14" style:family="text">
      <style:text-properties fo:font-variant="normal" fo:text-transform="none" fo:color="#404040" style:font-name="Roboto Slab" fo:font-size="16pt" fo:letter-spacing="normal" fo:font-style="normal" fo:font-weight="bold" officeooo:rsid="000ccd8a"/>
    </style:style>
    <style:style style:name="T15" style:family="text">
      <style:text-properties fo:font-variant="normal" fo:text-transform="none" fo:color="#404040" style:font-name="Roboto Slab" fo:font-size="16pt" fo:letter-spacing="normal" fo:font-style="normal" fo:font-weight="bold" officeooo:rsid="00188458"/>
    </style:style>
    <style:style style:name="T16" style:family="text">
      <style:text-properties fo:font-variant="normal" fo:text-transform="none" fo:color="#404040" style:font-name="Roboto Slab" fo:font-size="16pt" fo:letter-spacing="normal" fo:font-style="normal" fo:font-weight="bold" officeooo:rsid="001af7f4"/>
    </style:style>
    <style:style style:name="T17" style:family="text">
      <style:text-properties fo:font-variant="normal" fo:text-transform="none" fo:color="#404040" style:font-name="Roboto Slab" fo:font-size="20pt" fo:letter-spacing="normal" fo:font-style="normal" style:text-underline-style="solid" style:text-underline-width="auto" style:text-underline-color="font-color" fo:font-weight="bold" officeooo:rsid="000a0a0d" style:font-style-asian="normal" style:font-style-complex="normal"/>
    </style:style>
    <style:style style:name="T18" style:family="text">
      <style:text-properties fo:font-variant="normal" fo:text-transform="none" fo:color="#404040" style:font-name="Roboto Slab" fo:font-size="20pt" fo:letter-spacing="normal" fo:font-style="normal" style:text-underline-style="solid" style:text-underline-width="auto" style:text-underline-color="font-color" fo:font-weight="bold" officeooo:rsid="0021c89b" style:font-style-asian="normal" style:font-style-complex="normal"/>
    </style:style>
    <style:style style:name="T19" style:family="text">
      <style:text-properties fo:font-variant="normal" fo:text-transform="none" fo:color="#404040" style:font-name="Roboto Slab" fo:font-size="20pt" fo:letter-spacing="normal" fo:font-style="normal" style:text-underline-style="solid" style:text-underline-width="auto" style:text-underline-color="font-color" fo:font-weight="bold" officeooo:rsid="00036048"/>
    </style:style>
    <style:style style:name="T20" style:family="text">
      <style:text-properties fo:font-variant="normal" fo:text-transform="none" fo:color="#404040" style:font-name="Roboto Slab" fo:font-size="20pt" fo:letter-spacing="normal" fo:font-style="normal" style:text-underline-style="solid" style:text-underline-width="auto" style:text-underline-color="font-color" fo:font-weight="bold" officeooo:rsid="00148602"/>
    </style:style>
    <style:style style:name="T21" style:family="text">
      <style:text-properties fo:font-variant="normal" fo:text-transform="none" fo:color="#9b59b6" style:text-line-through-style="none" style:text-line-through-type="none" style:font-name="Lato" fo:font-size="12pt" fo:letter-spacing="normal" fo:font-style="normal" style:text-underline-style="none" fo:font-weight="normal" style:text-blinking="false"/>
    </style:style>
    <style:style style:name="T22" style:family="text">
      <style:text-properties fo:font-variant="normal" fo:text-transform="none" fo:color="#e74c3c" style:font-name="Consolas" fo:font-size="9pt" fo:letter-spacing="normal" fo:font-style="normal" fo:font-weight="normal" fo:background-color="#ffffff" loext:char-shading-value="0" fo:padding-left="0.052in" fo:padding-right="0.052in" fo:padding-top="0.0209in" fo:padding-bottom="0.0209in" fo:border="0.06pt solid #e1e4e5"/>
    </style:style>
    <style:style style:name="T23" style:family="text">
      <style:text-properties fo:font-variant="normal" fo:text-transform="none" fo:color="#e74c3c" style:font-name="Consolas" fo:font-size="9pt" fo:letter-spacing="normal" fo:font-style="normal" fo:font-weight="normal" officeooo:rsid="000be19f" fo:background-color="#ffffff" loext:char-shading-value="0" fo:padding-left="0.052in" fo:padding-right="0.052in" fo:padding-top="0.0209in" fo:padding-bottom="0.0209in" fo:border="0.06pt solid #e1e4e5"/>
    </style:style>
    <style:style style:name="T24" style:family="text">
      <style:text-properties fo:font-variant="normal" fo:text-transform="none" fo:color="#e74c3c" style:font-name="Consolas" fo:font-size="9pt" fo:letter-spacing="normal" fo:font-style="normal" fo:font-weight="normal" officeooo:rsid="000a0a0d" fo:background-color="#ffffff" loext:char-shading-value="0" fo:padding-left="0.052in" fo:padding-right="0.052in" fo:padding-top="0.0209in" fo:padding-bottom="0.0209in" fo:border="0.06pt solid #e1e4e5"/>
    </style:style>
    <style:style style:name="T25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26" style:family="text">
      <style:text-properties fo:font-variant="normal" fo:text-transform="none" fo:color="#333333" style:font-name="Helvetica Neue" fo:font-size="12pt" fo:letter-spacing="normal" fo:font-style="normal" fo:font-weight="normal" officeooo:rsid="000a0a0d"/>
    </style:style>
    <style:style style:name="T27" style:family="text">
      <style:text-properties fo:font-variant="normal" fo:text-transform="none" fo:color="#333333" style:font-name="Helvetica Neue" fo:font-size="12pt" fo:letter-spacing="normal" fo:font-style="normal" fo:font-weight="normal" officeooo:rsid="000ccd8a"/>
    </style:style>
    <style:style style:name="T28" style:family="text">
      <style:text-properties fo:font-variant="normal" fo:text-transform="none" fo:color="#333333" style:font-name="Helvetica Neue" fo:font-size="12pt" fo:letter-spacing="normal" fo:font-style="normal" fo:font-weight="normal" officeooo:rsid="000d7f32"/>
    </style:style>
    <style:style style:name="T29" style:family="text">
      <style:text-properties fo:font-variant="normal" fo:text-transform="none" fo:color="#333333" style:font-name="Helvetica Neue" fo:font-size="12pt" fo:letter-spacing="normal" fo:font-style="normal" fo:font-weight="normal" officeooo:rsid="000d7f32" fo:background-color="#eeeeee" loext:char-shading-value="0" fo:padding="0in" fo:border="none"/>
    </style:style>
    <style:style style:name="T30" style:family="text">
      <style:text-properties fo:font-variant="normal" fo:text-transform="none" fo:color="#333333" style:font-name="Helvetica Neue" fo:font-size="12pt" fo:letter-spacing="normal" fo:font-style="normal" fo:font-weight="normal" officeooo:rsid="000e6861"/>
    </style:style>
    <style:style style:name="T31" style:family="text">
      <style:text-properties fo:font-variant="normal" fo:text-transform="none" fo:color="#333333" style:font-name="Helvetica Neue" fo:font-size="12pt" fo:letter-spacing="normal" fo:font-style="normal" fo:font-weight="normal" officeooo:rsid="000f7cbd"/>
    </style:style>
    <style:style style:name="T32" style:family="text">
      <style:text-properties fo:font-variant="normal" fo:text-transform="none" fo:color="#333333" style:font-name="Helvetica Neue" fo:font-size="12pt" fo:letter-spacing="normal" fo:font-style="normal" fo:font-weight="normal" style:font-size-asian="12pt" style:font-size-complex="12pt"/>
    </style:style>
    <style:style style:name="T33" style:family="text">
      <style:text-properties fo:font-variant="normal" fo:text-transform="none" fo:color="#333333" style:font-name="Helvetica Neue" fo:font-size="12pt" fo:letter-spacing="normal" fo:font-style="normal" fo:font-weight="normal" officeooo:rsid="000ffa65" style:font-size-asian="12pt" style:font-size-complex="12pt"/>
    </style:style>
    <style:style style:name="T34" style:family="text">
      <style:text-properties fo:font-variant="normal" fo:text-transform="none" fo:color="#333333" style:font-name="Helvetica Neue" fo:font-size="12pt" fo:letter-spacing="normal" fo:font-style="normal" fo:font-weight="normal" officeooo:rsid="000e6861" style:font-size-asian="12pt" style:font-size-complex="12pt"/>
    </style:style>
    <style:style style:name="T35" style:family="text">
      <style:text-properties fo:font-variant="normal" fo:text-transform="none" fo:color="#333333" style:font-name="Helvetica Neue" fo:font-size="12pt" fo:letter-spacing="normal" fo:font-style="normal" fo:font-weight="normal" officeooo:rsid="0010ba5a" style:font-size-asian="12pt" style:font-size-complex="12pt"/>
    </style:style>
    <style:style style:name="T36" style:family="text">
      <style:text-properties fo:font-variant="normal" fo:text-transform="none" fo:color="#333333" style:font-name="Helvetica Neue" fo:font-size="12pt" fo:letter-spacing="normal" fo:font-style="normal" fo:font-weight="normal" officeooo:rsid="001124da" style:font-size-asian="12pt" style:font-size-complex="12pt"/>
    </style:style>
    <style:style style:name="T37" style:family="text">
      <style:text-properties fo:font-variant="normal" fo:text-transform="none" fo:color="#333333" style:font-name="Helvetica Neue" fo:font-size="12pt" fo:letter-spacing="normal" fo:font-style="normal" fo:font-weight="normal" officeooo:rsid="001389d9" style:font-size-asian="12pt" style:font-size-complex="12pt"/>
    </style:style>
    <style:style style:name="T38" style:family="text">
      <style:text-properties fo:font-variant="normal" fo:text-transform="none" fo:color="#333333" style:font-name="Helvetica Neue" fo:font-size="12pt" fo:letter-spacing="normal" fo:font-style="normal" fo:font-weight="normal" officeooo:rsid="0019affa" style:font-size-asian="12pt" style:font-size-complex="12pt"/>
    </style:style>
    <style:style style:name="T39" style:family="text">
      <style:text-properties fo:font-variant="normal" fo:text-transform="none" fo:color="#333333" style:font-name="Helvetica Neue" fo:font-size="12pt" fo:letter-spacing="normal" fo:font-style="normal" fo:font-weight="normal" officeooo:rsid="001fe8e0" style:font-size-asian="12pt" style:font-size-complex="12pt"/>
    </style:style>
    <style:style style:name="T40" style:family="text">
      <style:text-properties fo:font-variant="normal" fo:text-transform="none" fo:color="#333333" style:font-name="Helvetica Neue" fo:font-size="12pt" fo:letter-spacing="normal" fo:font-style="normal" fo:font-weight="normal" officeooo:rsid="0021c89b" style:font-size-asian="12pt" style:font-size-complex="12pt"/>
    </style:style>
    <style:style style:name="T41" style:family="text">
      <style:text-properties fo:font-variant="normal" fo:text-transform="none" fo:color="#333333" style:font-name="Helvetica Neue" fo:font-size="12pt" fo:letter-spacing="normal" fo:font-style="normal" fo:font-weight="normal" officeooo:rsid="0022772e" style:font-size-asian="12pt" style:font-size-complex="12pt"/>
    </style:style>
    <style:style style:name="T42" style:family="text">
      <style:text-properties fo:font-variant="normal" fo:text-transform="none" fo:color="#333333" style:font-name="Helvetica Neue" fo:font-size="12pt" fo:letter-spacing="normal" fo:font-style="normal" fo:font-weight="normal" officeooo:rsid="0021a4d3" style:font-size-asian="12pt" style:font-size-complex="12pt"/>
    </style:style>
    <style:style style:name="T43" style:family="text">
      <style:text-properties fo:font-variant="normal" fo:text-transform="none" fo:color="#333333" style:font-name="Helvetica Neue" fo:font-size="12pt" fo:letter-spacing="normal" fo:font-style="normal" fo:font-weight="normal" officeooo:rsid="00243f88" style:font-size-asian="12pt" style:font-size-complex="12pt"/>
    </style:style>
    <style:style style:name="T44" style:family="text">
      <style:text-properties fo:font-variant="normal" fo:text-transform="none" fo:color="#333333" style:font-name="Helvetica Neue" fo:font-size="12pt" fo:letter-spacing="normal" fo:font-style="normal" fo:font-weight="normal" officeooo:rsid="0025f736" style:font-size-asian="12pt" style:font-size-complex="12pt"/>
    </style:style>
    <style:style style:name="T45" style:family="text">
      <style:text-properties fo:font-variant="normal" fo:text-transform="none" fo:color="#333333" style:font-name="Helvetica Neue" fo:font-size="12pt" fo:letter-spacing="normal" fo:font-style="normal" fo:font-weight="normal" officeooo:rsid="0026bd6e" style:font-size-asian="12pt" style:font-size-complex="12pt"/>
    </style:style>
    <style:style style:name="T46" style:family="text">
      <style:text-properties fo:font-variant="normal" fo:text-transform="none" fo:color="#333333" style:font-name="Helvetica Neue" fo:font-size="12pt" fo:letter-spacing="normal" fo:font-style="normal" fo:font-weight="normal" officeooo:rsid="00130863"/>
    </style:style>
    <style:style style:name="T47" style:family="text">
      <style:text-properties fo:font-variant="normal" fo:text-transform="none" fo:color="#333333" style:font-name="Helvetica Neue" fo:font-size="12pt" fo:letter-spacing="normal" fo:font-style="normal" fo:font-weight="normal" officeooo:rsid="001389d9"/>
    </style:style>
    <style:style style:name="T48" style:family="text">
      <style:text-properties fo:font-variant="normal" fo:text-transform="none" fo:color="#333333" style:font-name="Helvetica Neue" fo:font-size="12pt" fo:letter-spacing="normal" fo:font-style="normal" fo:font-weight="normal" officeooo:rsid="00148602"/>
    </style:style>
    <style:style style:name="T49" style:family="text">
      <style:text-properties fo:font-variant="normal" fo:text-transform="none" fo:color="#333333" style:font-name="Helvetica Neue" fo:font-size="12pt" fo:letter-spacing="normal" fo:font-style="normal" fo:font-weight="normal" officeooo:rsid="0019affa"/>
    </style:style>
    <style:style style:name="T50" style:family="text">
      <style:text-properties fo:font-variant="normal" fo:text-transform="none" fo:color="#333333" style:font-name="Helvetica Neue" fo:font-size="12pt" fo:letter-spacing="normal" fo:font-style="normal" fo:font-weight="normal" officeooo:rsid="001af7f4"/>
    </style:style>
    <style:style style:name="T51" style:family="text">
      <style:text-properties fo:font-variant="normal" fo:text-transform="none" fo:color="#333333" style:font-name="Helvetica Neue" fo:font-size="12pt" fo:letter-spacing="normal" fo:font-style="normal" fo:font-weight="normal" officeooo:rsid="00163340"/>
    </style:style>
    <style:style style:name="T52" style:family="text">
      <style:text-properties fo:font-variant="normal" fo:text-transform="none" fo:color="#333333" style:font-name="Helvetica Neue" fo:font-size="12pt" fo:letter-spacing="normal" fo:font-style="normal" fo:font-weight="normal" officeooo:rsid="0021a4d3"/>
    </style:style>
    <style:style style:name="T53" style:family="text">
      <style:text-properties fo:font-variant="normal" fo:text-transform="none" fo:color="#333333" style:font-name="Helvetica Neue" fo:font-size="12pt" fo:letter-spacing="normal" fo:font-style="normal" fo:font-weight="bold" officeooo:rsid="0026bd6e" style:font-size-asian="12pt" style:font-weight-asian="bold" style:font-size-complex="12pt" style:font-weight-complex="bold"/>
    </style:style>
    <style:style style:name="T54" style:family="text">
      <style:text-properties fo:font-variant="normal" fo:text-transform="none" fo:color="#333333" style:font-name="Helvetica Neue" fo:font-size="12pt" fo:letter-spacing="normal" fo:font-style="normal" fo:font-weight="bold" officeooo:rsid="00287bcf" style:font-size-asian="12pt" style:font-weight-asian="bold" style:font-size-complex="12pt" style:font-weight-complex="bold"/>
    </style:style>
    <style:style style:name="T55" style:family="text">
      <style:text-properties fo:font-variant="normal" fo:text-transform="none" fo:color="#333333" style:font-name="Helvetica Neue" fo:font-size="12pt" fo:letter-spacing="normal" fo:font-style="normal" officeooo:rsid="0026bd6e" style:font-size-asian="12pt" style:font-size-complex="12pt"/>
    </style:style>
    <style:style style:name="T56" style:family="text">
      <style:text-properties fo:font-variant="normal" fo:text-transform="none" fo:color="#333333" style:font-name="Helvetica Neue" fo:font-size="12pt" fo:letter-spacing="normal" fo:font-style="italic" fo:font-weight="normal" officeooo:rsid="000ffa65" style:font-size-asian="12pt" style:font-style-asian="italic" style:font-size-complex="12pt" style:font-style-complex="italic"/>
    </style:style>
    <style:style style:name="T57" style:family="text">
      <style:text-properties fo:font-variant="normal" fo:text-transform="none" fo:color="#333333" style:font-name="Helvetica Neue" fo:font-size="12pt" fo:letter-spacing="normal" fo:font-style="italic" fo:font-weight="normal" officeooo:rsid="001124da" style:font-size-asian="12pt" style:font-style-asian="italic" style:font-size-complex="12pt" style:font-style-complex="italic"/>
    </style:style>
    <style:style style:name="T58" style:family="text">
      <style:text-properties fo:font-variant="normal" fo:text-transform="none" fo:color="#333333" style:font-name="Helvetica Neue" fo:font-size="12pt" fo:letter-spacing="normal" fo:font-style="italic" fo:font-weight="normal" officeooo:rsid="001fe8e0" style:font-size-asian="12pt" style:font-style-asian="italic" style:font-size-complex="12pt" style:font-style-complex="italic"/>
    </style:style>
    <style:style style:name="T59" style:family="text">
      <style:text-properties fo:font-variant="normal" fo:text-transform="none" fo:color="#333333" style:font-name="Helvetica Neue" fo:font-size="12pt" fo:letter-spacing="normal" fo:font-style="italic" fo:font-weight="normal" officeooo:rsid="0022772e" style:font-size-asian="12pt" style:font-style-asian="italic" style:font-size-complex="12pt" style:font-style-complex="italic"/>
    </style:style>
    <style:style style:name="T60" style:family="text">
      <style:text-properties fo:font-variant="normal" fo:text-transform="none" fo:color="#333333" style:font-name="Helvetica Neue" fo:font-size="12pt" fo:letter-spacing="normal" fo:font-style="italic" fo:font-weight="normal" officeooo:rsid="000d7f32" style:font-size-asian="12pt" style:font-style-asian="italic" style:font-size-complex="12pt" style:font-style-complex="italic"/>
    </style:style>
    <style:style style:name="T61" style:family="text">
      <style:text-properties fo:font-variant="normal" fo:text-transform="none" fo:color="#333333" style:font-name="Helvetica Neue" fo:font-size="12pt" fo:letter-spacing="normal" fo:font-style="italic" fo:font-weight="normal" officeooo:rsid="000e6861" style:font-size-asian="12pt" style:font-style-asian="italic" style:font-size-complex="12pt" style:font-style-complex="italic"/>
    </style:style>
    <style:style style:name="T62" style:family="text">
      <style:text-properties fo:font-variant="normal" fo:text-transform="none" fo:color="#333333" style:font-name="Helvetica Neue" fo:font-size="12pt" fo:letter-spacing="normal" fo:font-style="italic" fo:font-weight="normal" officeooo:rsid="00243f88" style:font-size-asian="12pt" style:font-style-asian="italic" style:font-size-complex="12pt" style:font-style-complex="italic"/>
    </style:style>
    <style:style style:name="T63" style:family="text">
      <style:text-properties fo:font-variant="normal" fo:text-transform="none" fo:color="#333333" style:font-name="Helvetica Neue" fo:font-size="12pt" fo:letter-spacing="normal" fo:font-style="italic" style:text-underline-style="solid" style:text-underline-width="auto" style:text-underline-color="font-color" fo:font-weight="normal" officeooo:rsid="001fe8e0" style:font-size-asian="12pt" style:font-style-asian="italic" style:font-size-complex="12pt" style:font-style-complex="italic"/>
    </style:style>
    <style:style style:name="T64" style:family="text">
      <style:text-properties fo:font-variant="normal" fo:text-transform="none" fo:color="#333333" style:font-name="Helvetica Neue" fo:font-size="12pt" fo:letter-spacing="normal" fo:font-style="italic" style:text-underline-style="solid" style:text-underline-width="auto" style:text-underline-color="font-color" fo:font-weight="normal" officeooo:rsid="0022772e" style:font-size-asian="12pt" style:font-style-asian="italic" style:font-size-complex="12pt" style:font-style-complex="italic"/>
    </style:style>
    <style:style style:name="T65" style:family="text">
      <style:text-properties fo:font-variant="normal" fo:text-transform="none" fo:color="#333333" style:font-name="Helvetica Neue" fo:font-size="12pt" fo:letter-spacing="normal" fo:font-weight="normal"/>
    </style:style>
    <style:style style:name="T66" style:family="text">
      <style:text-properties fo:font-variant="normal" fo:text-transform="none" fo:color="#333333" style:font-name="Helvetica Neue" fo:font-size="12pt" fo:letter-spacing="normal" fo:font-weight="normal" officeooo:rsid="000d7f32"/>
    </style:style>
    <style:style style:name="T67" style:family="text">
      <style:text-properties fo:font-variant="normal" fo:text-transform="none" fo:color="#333333" style:font-name="Helvetica Neue" fo:font-size="12pt" fo:letter-spacing="normal" fo:font-weight="normal" officeooo:rsid="001fe8e0" style:font-size-asian="12pt" style:font-size-complex="12pt"/>
    </style:style>
    <style:style style:name="T68" style:family="text">
      <style:text-properties fo:font-variant="normal" fo:text-transform="none" fo:color="#333333" style:font-name="Helvetica Neue" fo:font-size="12pt" fo:letter-spacing="normal" fo:font-weight="normal" officeooo:rsid="000ffa65" style:font-size-asian="12pt" style:font-size-complex="12pt"/>
    </style:style>
    <style:style style:name="T69" style:family="text">
      <style:text-properties fo:font-variant="normal" fo:text-transform="none" fo:color="#333333" style:font-name="Helvetica Neue" fo:font-size="12pt" fo:letter-spacing="normal" fo:font-weight="normal" officeooo:rsid="001124da" style:font-size-asian="12pt" style:font-size-complex="12pt"/>
    </style:style>
    <style:style style:name="T70" style:family="text">
      <style:text-properties fo:font-variant="normal" fo:text-transform="none" fo:color="#333333" style:font-name="Helvetica Neue" fo:font-size="12pt" fo:letter-spacing="normal" fo:font-weight="normal" officeooo:rsid="0022772e" style:font-size-asian="12pt" style:font-size-complex="12pt"/>
    </style:style>
    <style:style style:name="T71" style:family="text">
      <style:text-properties fo:font-variant="normal" fo:text-transform="none" fo:color="#333333" style:font-name="Helvetica Neue" fo:font-size="12pt" fo:letter-spacing="normal" fo:font-weight="normal" officeooo:rsid="000d7f32" style:font-size-asian="12pt" style:font-size-complex="12pt"/>
    </style:style>
    <style:style style:name="T72" style:family="text">
      <style:text-properties fo:font-variant="normal" fo:text-transform="none" fo:color="#333333" style:font-name="Helvetica Neue" fo:font-size="12pt" fo:letter-spacing="normal" fo:font-weight="normal" officeooo:rsid="000e6861" style:font-size-asian="12pt" style:font-size-complex="12pt"/>
    </style:style>
    <style:style style:name="T73" style:family="text">
      <style:text-properties fo:font-variant="normal" fo:text-transform="none" fo:color="#333333" style:font-name="Helvetica Neue" fo:font-size="12pt" fo:letter-spacing="normal" fo:font-weight="normal" officeooo:rsid="00243f88" style:font-size-asian="12pt" style:font-size-complex="12pt"/>
    </style:style>
    <style:style style:name="T74" style:family="text">
      <style:text-properties fo:font-variant="normal" fo:text-transform="none" fo:color="#333333" style:font-name="Helvetica Neue" fo:font-size="12pt" fo:letter-spacing="normal" style:text-underline-style="solid" style:text-underline-width="auto" style:text-underline-color="font-color" fo:font-weight="normal" officeooo:rsid="001fe8e0" style:font-size-asian="12pt" style:font-size-complex="12pt"/>
    </style:style>
    <style:style style:name="T75" style:family="text">
      <style:text-properties fo:font-variant="normal" fo:text-transform="none" fo:color="#333333" style:font-name="Helvetica Neue" fo:font-size="12pt" fo:letter-spacing="normal" style:text-underline-style="solid" style:text-underline-width="auto" style:text-underline-color="font-color" fo:font-weight="normal" officeooo:rsid="0022772e" style:font-size-asian="12pt" style:font-size-complex="12pt"/>
    </style:style>
    <style:style style:name="T76" style:family="text">
      <style:text-properties fo:font-variant="normal" fo:text-transform="none" fo:color="#4078c0" style:text-line-through-style="none" style:text-line-through-type="none" style:font-name="Helvetica Neue" fo:font-size="12pt" fo:letter-spacing="normal" fo:font-style="normal" style:text-underline-style="none" fo:font-weight="normal" style:text-blinking="false" fo:background-color="transparent" loext:char-shading-value="0"/>
    </style:style>
    <style:style style:name="T77" style:family="text">
      <style:text-properties fo:font-variant="normal" fo:text-transform="none" fo:color="#555555" style:font-name="Consolas2" fo:font-size="11.25pt" fo:letter-spacing="normal" fo:font-style="normal" fo:font-weight="normal" fo:background-color="#eeeeee" loext:char-shading-value="0" fo:padding="0in" fo:border="none"/>
    </style:style>
    <style:style style:name="T78" style:family="text">
      <style:text-properties fo:font-variant="normal" fo:text-transform="none" fo:color="#555555" style:font-name="Consolas2" fo:font-size="11.25pt" fo:letter-spacing="normal" fo:font-style="normal" fo:font-weight="normal" officeooo:rsid="000ccd8a" fo:background-color="#eeeeee" loext:char-shading-value="0" fo:padding="0in" fo:border="none"/>
    </style:style>
    <style:style style:name="T79" style:family="text">
      <style:text-properties fo:font-variant="normal" fo:text-transform="none" fo:color="#555555" style:font-name="Consolas2" fo:font-size="11.25pt" fo:letter-spacing="normal" fo:font-style="normal" fo:font-weight="normal" officeooo:rsid="000d7f32" fo:background-color="#eeeeee" loext:char-shading-value="0" fo:padding="0in" fo:border="none"/>
    </style:style>
    <style:style style:name="T80" style:family="text">
      <style:text-properties fo:font-variant="normal" fo:text-transform="none" fo:color="#555555" style:font-name="Consolas2" fo:font-size="11.25pt" fo:letter-spacing="normal" fo:font-style="normal" fo:font-weight="normal" officeooo:rsid="000e9c09" fo:background-color="#eeeeee" loext:char-shading-value="0" fo:padding="0in" fo:border="none"/>
    </style:style>
    <style:style style:name="T81" style:family="text">
      <style:text-properties fo:font-variant="normal" fo:text-transform="none" fo:color="#555555" style:font-name="Consolas2" fo:font-size="11.25pt" fo:letter-spacing="normal" fo:font-style="normal" fo:font-weight="normal" officeooo:rsid="001389d9" fo:background-color="#eeeeee" loext:char-shading-value="0" fo:padding="0in" fo:border="none"/>
    </style:style>
    <style:style style:name="T82" style:family="text">
      <style:text-properties fo:font-variant="normal" fo:text-transform="none" fo:color="#555555" style:font-name="Consolas2" fo:font-size="11.25pt" fo:letter-spacing="normal" fo:font-style="normal" fo:font-weight="normal" officeooo:rsid="00188458" fo:background-color="#eeeeee" loext:char-shading-value="0" fo:padding="0in" fo:border="none"/>
    </style:style>
    <style:style style:name="T83" style:family="text">
      <style:text-properties fo:font-variant="normal" fo:text-transform="none" fo:color="#555555" style:font-name="Consolas2" fo:font-size="11.25pt" fo:letter-spacing="normal" fo:font-style="normal" fo:font-weight="normal" officeooo:rsid="0019affa" fo:background-color="#eeeeee" loext:char-shading-value="0" fo:padding="0in" fo:border="none"/>
    </style:style>
    <style:style style:name="T84" style:family="text">
      <style:text-properties fo:font-variant="normal" fo:text-transform="none" fo:color="#555555" style:font-name="Consolas2" fo:font-size="11.25pt" fo:letter-spacing="normal" fo:font-style="normal" fo:font-weight="normal" officeooo:rsid="000f7cbd" fo:background-color="#eeeeee" loext:char-shading-value="0" fo:padding="0in" fo:border="none"/>
    </style:style>
    <style:style style:name="T85" style:family="text">
      <style:text-properties fo:font-variant="normal" fo:text-transform="none" fo:color="#555555" style:font-name="Consolas2" fo:font-size="11.25pt" fo:letter-spacing="normal" fo:font-style="normal" fo:font-weight="normal" officeooo:rsid="001af7f4" fo:background-color="#eeeeee" loext:char-shading-value="0" fo:padding="0in" fo:border="none"/>
    </style:style>
    <style:style style:name="T86" style:family="text">
      <style:text-properties fo:font-variant="normal" fo:text-transform="none" fo:color="#555555" style:font-name="Consolas2" fo:font-size="11.25pt" fo:letter-spacing="normal" fo:font-style="normal" fo:font-weight="normal" fo:padding="0in" fo:border="none"/>
    </style:style>
    <style:style style:name="T87" style:family="text">
      <style:text-properties fo:font-variant="normal" fo:text-transform="none" fo:color="#555555" style:font-name="Consolas2" fo:font-size="12pt" fo:letter-spacing="normal" fo:font-style="normal" style:text-underline-style="none" fo:font-weight="normal" officeooo:rsid="001124da" fo:background-color="#eeeeee" loext:char-shading-value="0" style:font-size-asian="12pt" style:font-style-asian="normal" style:font-size-complex="12pt" style:font-style-complex="normal" fo:padding="0in" fo:border="none"/>
    </style:style>
    <style:style style:name="T88" style:family="text">
      <style:text-properties fo:font-variant="normal" fo:text-transform="none" fo:color="#555555" style:font-name="Consolas2" fo:font-size="12pt" fo:letter-spacing="normal" fo:font-style="normal" style:text-underline-style="none" fo:font-weight="normal" officeooo:rsid="0022772e" fo:background-color="#eeeeee" loext:char-shading-value="0" style:font-size-asian="12pt" style:font-style-asian="normal" style:font-size-complex="12pt" style:font-style-complex="normal" fo:padding="0in" fo:border="none"/>
    </style:style>
    <style:style style:name="T89" style:family="text">
      <style:text-properties fo:font-variant="normal" fo:text-transform="none" fo:color="#555555" style:font-name="Consolas2" fo:font-size="12pt" fo:letter-spacing="normal" fo:font-style="normal" style:text-underline-style="none" fo:font-weight="normal" officeooo:rsid="00243f88" fo:background-color="#eeeeee" loext:char-shading-value="0" style:font-size-asian="12pt" style:font-style-asian="normal" style:font-size-complex="12pt" style:font-style-complex="normal" fo:padding="0in" fo:border="none"/>
    </style:style>
    <style:style style:name="T90" style:family="text">
      <style:text-properties fo:font-variant="normal" fo:text-transform="none" fo:color="#555555" style:font-name="Consolas2" fo:font-size="12pt" fo:letter-spacing="normal" fo:font-style="normal" style:text-underline-style="none" fo:font-weight="normal" officeooo:rsid="0026bd6e" fo:background-color="#eeeeee" loext:char-shading-value="0" style:font-size-asian="12pt" style:font-style-asian="normal" style:font-size-complex="12pt" style:font-style-complex="normal" fo:padding="0in" fo:border="none"/>
    </style:style>
    <style:style style:name="T91" style:family="text">
      <style:text-properties fo:font-variant="normal" fo:text-transform="none" fo:color="#555555" style:font-name="Consolas2" fo:font-size="12pt" fo:letter-spacing="normal" fo:font-style="normal" style:text-underline-style="none" officeooo:rsid="0026bd6e" fo:background-color="#eeeeee" loext:char-shading-value="0" style:font-size-asian="12pt" style:font-style-asian="normal" style:font-size-complex="12pt" style:font-style-complex="normal" fo:padding="0in" fo:border="none"/>
    </style:style>
    <style:style style:name="T92" style:family="text">
      <style:text-properties fo:font-variant="normal" fo:text-transform="none" fo:color="#555555" style:font-name="Consolas2" fo:font-size="12pt" fo:letter-spacing="normal" fo:font-style="normal" style:text-underline-style="none" officeooo:rsid="00243f88" fo:background-color="#eeeeee" loext:char-shading-value="0" style:font-size-asian="12pt" style:font-style-asian="normal" style:font-size-complex="12pt" style:font-style-complex="normal" fo:padding="0in" fo:border="none"/>
    </style:style>
    <style:style style:name="T93" style:family="text">
      <style:text-properties fo:font-variant="normal" fo:text-transform="none" fo:color="#555555" style:font-name="Consolas2" fo:font-size="12pt" fo:letter-spacing="normal" fo:font-style="normal" style:text-underline-style="none" fo:font-weight="bold" officeooo:rsid="0026bd6e" fo:background-color="#eeeeee" loext:char-shading-value="0" style:font-size-asian="12pt" style:font-style-asian="normal" style:font-weight-asian="bold" style:font-size-complex="12pt" style:font-style-complex="normal" style:font-weight-complex="bold" fo:padding="0in" fo:border="none"/>
    </style:style>
    <style:style style:name="T94" style:family="text">
      <style:text-properties fo:font-variant="normal" fo:text-transform="none" fo:color="#555555" style:font-name="Consolas2" fo:font-size="12pt" fo:letter-spacing="normal" fo:font-style="normal" style:text-underline-style="none" fo:font-weight="bold" officeooo:rsid="00243f88" fo:background-color="#eeeeee" loext:char-shading-value="0" style:font-size-asian="12pt" style:font-style-asian="normal" style:font-weight-asian="bold" style:font-size-complex="12pt" style:font-style-complex="normal" style:font-weight-complex="bold" fo:padding="0in" fo:border="none"/>
    </style:style>
    <style:style style:name="T95" style:family="text">
      <style:text-properties fo:color="#555555" style:font-name="Consolas2" fo:font-size="11.25pt" fo:font-style="italic" style:text-underline-style="none" fo:font-weight="bold" officeooo:rsid="00178778" fo:background-color="#eeeeee" loext:char-shading-value="0" style:font-size-asian="12pt" style:font-style-asian="italic" style:font-weight-asian="bold" style:font-size-complex="12pt" style:font-style-complex="italic" style:font-weight-complex="bold" fo:padding="0in" fo:border="none"/>
    </style:style>
    <style:style style:name="T96" style:family="text">
      <style:text-properties fo:color="#555555" style:font-name="Consolas2" fo:font-size="11.25pt" fo:font-style="italic" style:text-underline-style="none" fo:font-weight="bold" officeooo:rsid="000d7f32" fo:background-color="#eeeeee" loext:char-shading-value="0" style:font-size-asian="12pt" style:font-style-asian="italic" style:font-weight-asian="bold" style:font-size-complex="12pt" style:font-style-complex="italic" style:font-weight-complex="bold" fo:padding="0in" fo:border="none"/>
    </style:style>
    <style:style style:name="T97" style:family="text">
      <style:text-properties officeooo:rsid="001af7f4"/>
    </style:style>
    <style:style style:name="T98" style:family="text">
      <style:text-properties officeooo:rsid="00243f88"/>
    </style:style>
    <style:style style:name="T99" style:family="text">
      <style:text-properties officeooo:rsid="00275cb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<text:span text:style-name="T12">Sublime recommended settings</text:span></text:h>
      <text:p text:style-name="P30"><text:span text:style-name="T47">For </text:span><text:span text:style-name="T48">the</text:span><text:span text:style-name="T47"> </text:span><text:span text:style-name="T33">recommended </text:span><text:span text:style-name="T34">settings </text:span><text:span text:style-name="T35">to our project – Replay, </text:span><text:span text:style-name="T37">please add the following settings simply by o</text:span><text:span text:style-name="T30">pen</text:span><text:span text:style-name="T47">ing</text:span><text:span text:style-name="T30"> the </text:span><text:span text:style-name="Source_20_Text"><text:span text:style-name="T81">Packages/User/Preferences.sublime-settings</text:span></text:span><text:span text:style-name="T30"> file (</text:span><text:span text:style-name="Source_20_Text"><text:span text:style-name="T82">Preferences → S</text:span></text:span><text:span text:style-name="Source_20_Text"><text:span text:style-name="T81">etting – </text:span></text:span><text:span text:style-name="Source_20_Text"><text:span text:style-name="T82">User</text:span></text:span><text:span text:style-name="T30">) and </text:span><text:span text:style-name="T47">copy there</text:span><text:span text:style-name="T30">:</text:span></text:p>
      <text:p text:style-name="P29"><text:span text:style-name="T30"/></text:p>
      <text:p text:style-name="P34"><text:span text:style-name="T30">{</text:span></text:p>
      <text:p text:style-name="P34"><text:span text:style-name="T30"><text:tab/>"word_wrap": false,</text:span></text:p>
      <text:p text:style-name="P34"><text:span text:style-name="T30"><text:tab/>"tab_size": 4,</text:span></text:p>
      <text:p text:style-name="P34"><text:span text:style-name="T30"><text:tab/>"detect_indentation": false,</text:span></text:p>
      <text:p text:style-name="P34"><text:span text:style-name="T30"><text:tab/>"translate_tabs_to_spaces": false,</text:span></text:p>
      <text:p text:style-name="P34"><text:span text:style-name="T30"><text:tab/>"trim_trailing_white_space_on_save": true,</text:span></text:p>
      <text:p text:style-name="P34"><text:span text:style-name="T30"><text:tab/>"ensure_newline_at_eof_on_save": true</text:span></text:p>
      <text:p text:style-name="P34"><text:span text:style-name="T30">}</text:span></text:p>
      <text:p text:style-name="P35"/>
      <text:p text:style-name="P42"><text:span text:style-name="T17">HTML-CSS-JS Prettify</text:span></text:p>
      <text:h text:style-name="P7" text:outline-level="2"><text:span text:style-name="T1">installation:</text:span></text:h>
      <text:list xml:id="list765486817808617220" text:style-name="L16">
        <text:list-item>
          <text:p text:style-name="P25"><text:span text:style-name="T25">Within Sublime Text, bring up the </text:span><text:a xlink:type="simple" xlink:href="http://docs.sublimetext.info/en/sublime-text-3/extensibility/command_palette.html"><text:span text:style-name="T76">Command Palette</text:span></text:a><text:span text:style-name="T25"> </text:span><text:span text:style-name="T2">(</text:span><text:span text:style-name="Source_20_Text"><text:span text:style-name="T22">cmd+shift+p </text:span></text:span><text:span text:style-name="T2">on Mac OS X, </text:span><text:span text:style-name="Source_20_Text"><text:span text:style-name="T22">ctrl+shift+p </text:span></text:span><text:span text:style-name="T2">on Linux/Windows).</text:span></text:p>
        </text:list-item>
        <text:list-item>
          <text:p text:style-name="P25"><text:span text:style-name="T26">T</text:span><text:span text:style-name="T25">y</text:span><text:span text:style-name="T2">pe </text:span><text:span text:style-name="Source_20_Text"><text:span text:style-name="T22">install </text:span></text:span><text:span text:style-name="T2">and select </text:span><text:span text:style-name="Source_20_Text"><text:span text:style-name="T22">Package Control: Install Package </text:span></text:span><text:span text:style-name="T2">from the Command Palette. There will be a pause of a few seconds while Package Control</text:span><text:span text:style-name="T25"> fetches the list of available </text:span><text:span text:style-name="T2">packages.</text:span></text:p>
        </text:list-item>
        <text:list-item>
          <text:p text:style-name="P25"><text:span text:style-name="T3">When the list of available packages appears, type </text:span><text:span text:style-name="Source_20_Text"><text:span text:style-name="T23">prettify</text:span></text:span><text:span text:style-name="Source_20_Text"><text:span text:style-name="T24"> </text:span></text:span><text:span text:style-name="T3">and select </text:span><text:span text:style-name="Source_20_Text"><text:span text:style-name="T23">HTML-CSS-JS Prettify</text:span></text:span><text:span text:style-name="T3">.</text:span></text:p>
        </text:list-item>
      </text:list>
      <text:p text:style-name="P28"/>
      <text:h text:style-name="P8" text:outline-level="2"><text:span text:style-name="T14">Usage:</text:span></text:h>
      <text:p text:style-name="P18"><text:span text:style-name="T27">U</text:span><text:span text:style-name="T25">se </text:span><text:span text:style-name="Source_20_Text"><text:span text:style-name="T77">Ctrl+Shift+H</text:span></text:span><text:span text:style-name="T25"> </text:span><text:span text:style-name="T27">(or </text:span><text:span text:style-name="Source_20_Text"><text:span text:style-name="T78">Cmd+Shift+H</text:span></text:span><text:span text:style-name="T27"> if you're on a Mac)</text:span><text:span text:style-name="T25"> for formating.</text:span></text:p>
      <text:p text:style-name="P18"><text:span text:style-name="T25"/></text:p>
      <text:p text:style-name="P14"><text:span text:style-name="T27">To s</text:span><text:span text:style-name="T25">et up your own key combo for this, go to </text:span><text:span text:style-name="Source_20_Text"><text:span text:style-name="T82">Preferences → Key Bindings - User</text:span></text:span><text:span text:style-name="T25">, and adding a command in that array: <text:s/></text:span><text:span text:style-name="Source_20_Text"><text:span text:style-name="T79">{ "keys": ["super+shift+h"], "command": "htmlprettify" }</text:span></text:span><text:span text:style-name="Source_20_Text"><text:span text:style-name="T86">. </text:span></text:span><text:span text:style-name="T25">You can use any other command you want, thought most of them are already taken.</text:span></text:p>
      <text:h text:style-name="P5" text:outline-level="2"><text:soft-page-break/><text:span text:style-name="T11">Oh noez, command not found:</text:span></text:h>
      <text:p text:style-name="P13"><text:span text:style-name="T28">If you get an error </text:span><text:span text:style-name="Source_20_Text"><text:span text:style-name="T79">sh: node: command not found</text:span></text:span><text:span text:style-name="T28"> or </text:span><text:span text:style-name="T46">something </text:span><text:span text:style-name="T28">similar, you don't have node in the right path. Try setting the absolute path to node in </text:span><text:span text:style-name="Source_20_Text"><text:span text:style-name="T79">HTMLPrettify.sublime-settings</text:span></text:span><text:span text:style-name="Source_20_Text"><text:span text:style-name="T29">.</text:span></text:span></text:p>
      <text:list xml:id="list2848781049558638014" text:style-name="L20">
        <text:list-item>
          <text:p text:style-name="P38"><text:span text:style-name="Source_20_Text"><text:span text:style-name="T77">Ctrl+Shift+P</text:span></text:span><text:span text:style-name="T25"> or </text:span><text:span text:style-name="Source_20_Text"><text:span text:style-name="T77">Cmd+Shift+P</text:span></text:span><text:span text:style-name="T25"> in Linux/Windows/OS X</text:span></text:p>
        </text:list-item>
        <text:list-item>
          <text:p text:style-name="P38"><text:span text:style-name="T25">type </text:span><text:span text:style-name="Source_20_Text"><text:span text:style-name="T77">htmlprettify</text:span></text:span><text:span text:style-name="T25">, select </text:span><text:span text:style-name="Source_20_Text"><text:span text:style-name="T77">Set </text:span></text:span><text:span text:style-name="Source_20_Text"><text:span text:style-name="T80">`</text:span></text:span><text:span text:style-name="Source_20_Text"><text:span text:style-name="T77">node</text:span></text:span><text:span text:style-name="Source_20_Text"><text:span text:style-name="T80">`</text:span></text:span><text:span text:style-name="Source_20_Text"><text:span text:style-name="T77"> Path</text:span></text:span></text:p>
        </text:list-item>
      </text:list>
      <text:p text:style-name="P11"><text:span text:style-name="T25">Simply using </text:span><text:span text:style-name="Source_20_Text"><text:span text:style-name="T77">node</text:span></text:span><text:span text:style-name="T25"> without specifying a path sometimes doesn't work :(</text:span></text:p>
      <text:p text:style-name="P13"><text:span text:style-name="T28">For example, on Linux the path could be in </text:span><text:span text:style-name="Source_20_Text"><text:span text:style-name="T79">/home/&lt;user&gt;/.nvm/versions/&lt;node version&gt;/bin/node</text:span></text:span><text:span text:style-name="T28">.</text:span></text:p>
      <text:p text:style-name="P17"><text:span text:style-name="T25">(On Linux you can find the path with the command <text:s/></text:span><text:span text:style-name="Source_20_Text"><text:span text:style-name="T77">which node</text:span></text:span><text:span text:style-name="T25"> in the terminal.)</text:span></text:p>
      <text:p text:style-name="P16"/>
      <text:p text:style-name="P16"/>
      <text:p text:style-name="P16"/>
      <text:h text:style-name="P9" text:outline-level="2"><text:span text:style-name="T19">Sublime</text:span><text:span text:style-name="T20">Linter</text:span></text:h>
      <text:h text:style-name="P2" text:outline-level="2"><text:span text:style-name="T10">SublimeLinter installation:</text:span></text:h>
      <text:list xml:id="list4272391620145303846" text:style-name="L14">
        <text:list-item>
          <text:p text:style-name="P26"><text:span text:style-name="T25">Within Sublime Text, bring up the </text:span><text:a xlink:type="simple" xlink:href="http://docs.sublimetext.info/en/sublime-text-3/extensibility/command_palette.html"><text:span text:style-name="T76">Command Palette</text:span></text:a><text:span text:style-name="T25"> </text:span><text:span text:style-name="T2">(</text:span><text:span text:style-name="Source_20_Text"><text:span text:style-name="T22">cmd+shift+p </text:span></text:span><text:span text:style-name="T2">on Mac OS X, </text:span><text:span text:style-name="Source_20_Text"><text:span text:style-name="T22">ctrl+shift+p </text:span></text:span><text:span text:style-name="T2">on Linux/Windows).</text:span></text:p>
        </text:list-item>
        <text:list-item>
          <text:p text:style-name="P26"><text:span text:style-name="T26">T</text:span><text:span text:style-name="T25">y</text:span><text:span text:style-name="T2">pe </text:span><text:span text:style-name="Source_20_Text"><text:span text:style-name="T22">install </text:span></text:span><text:span text:style-name="T2">and select </text:span><text:span text:style-name="Source_20_Text"><text:span text:style-name="T22">Package Control: Install Package </text:span></text:span><text:span text:style-name="T2">from the Command Palette. There will be a pause of a few seconds while Package Control</text:span><text:span text:style-name="T25"> fetches the list of available </text:span><text:span text:style-name="T2">packages.</text:span></text:p>
        </text:list-item>
        <text:list-item>
          <text:p text:style-name="P23"><text:span text:style-name="T2">When the list of available packages appears, type </text:span><text:span text:style-name="Source_20_Text"><text:span text:style-name="T22">linter </text:span></text:span><text:span text:style-name="T2">and select </text:span><text:span text:style-name="Source_20_Text"><text:span text:style-name="T22">SublimeLinter</text:span></text:span><text:span text:style-name="T2">. </text:span><text:span text:style-name="Strong_20_Emphasis"><text:span text:style-name="T9">Note: </text:span></text:span><text:span text:style-name="T2">The github repository name is “SublimeLinter3”, but the plugin name remains “SublimeLinter”.</text:span></text:p>
        </text:list-item>
        <text:list-item>
          <text:p text:style-name="P23"><text:span text:style-name="T2">After a few seconds SublimeLinter will be installed and loaded. Depending on your setup, you may see some prompts from SublimeLinter. For more information on SublimeLinter’s startup actions, see </text:span><text:a xlink:type="simple" xlink:href="http://sublimelinter.readthedocs.io/en/latest/usage.html#startup-actions"><text:span text:style-name="T21">Startup actions</text:span></text:a><text:span text:style-name="T2">.</text:span></text:p>
        </text:list-item>
        <text:list-item>
          <text:p text:style-name="P26"><text:span text:style-name="T3">You will see an install message. After reading the message, restart Sublime Text 3.</text:span></text:p>
        </text:list-item>
      </text:list>
      <text:p text:style-name="P33"><text:span text:style-name="T3"/></text:p>
      <text:h text:style-name="P1" text:outline-level="2"><text:soft-page-break/>Installing Linter plugins:</text:h>
      <text:list xml:id="list6564436826286356894" text:style-name="L15">
        <text:list-item>
          <text:p text:style-name="P27"><text:span text:style-name="T25">Within Sublime Text, bring up the </text:span><text:a xlink:type="simple" xlink:href="http://docs.sublimetext.info/en/sublime-text-3/extensibility/command_palette.html"><text:span text:style-name="T76">Command Palette</text:span></text:a><text:span text:style-name="T25"> </text:span><text:span text:style-name="T2">(</text:span><text:span text:style-name="Source_20_Text"><text:span text:style-name="T22">cmd+shift+p </text:span></text:span><text:span text:style-name="T2">on Mac OS X, </text:span><text:span text:style-name="Source_20_Text"><text:span text:style-name="T22">ctrl+shift+p </text:span></text:span><text:span text:style-name="T2">on Linux/Windows).</text:span></text:p>
        </text:list-item>
        <text:list-item>
          <text:p text:style-name="P27"><text:span text:style-name="T26">T</text:span><text:span text:style-name="T25">y</text:span><text:span text:style-name="T2">pe </text:span><text:span text:style-name="Source_20_Text"><text:span text:style-name="T22">install </text:span></text:span><text:span text:style-name="T2">and select </text:span><text:span text:style-name="Source_20_Text"><text:span text:style-name="T22">Package Control: Install Package </text:span></text:span><text:span text:style-name="T2">from the Command Palette. There will be a pause of a few seconds while Package Control</text:span><text:span text:style-name="T25"> fetches the list of available </text:span><text:span text:style-name="T2">packages.</text:span></text:p>
        </text:list-item>
        <text:list-item>
          <text:p text:style-name="P24"><text:span text:style-name="T2">When the list of available packages appears, type </text:span><text:span text:style-name="Source_20_Text"><text:span text:style-name="T22">sublimelinter-</text:span></text:span><text:span text:style-name="T2">. You will see a list of plugins whose names begin with “SublimeLinter-”. Click on the plugin you wish to install. </text:span></text:p>
          <text:p text:style-name="P41"><text:span text:style-name="Source_20_Text"><text:span text:style-name="T95">For our project – Replay we need to install the ESLint plugin, the package name is: SublimeLinter-contrib-eslint</text:span></text:span><text:span text:style-name="Source_20_Text"><text:span text:style-name="T96">.</text:span></text:span></text:p>
        </text:list-item>
        <text:list-item>
          <text:p text:style-name="P24"><text:span text:style-name="T2">After a few seconds the plugin will be installed and loaded. You will then see an install message with instructions on what you should do to complete the installation.</text:span></text:p>
        </text:list-item>
        <text:list-item>
          <text:p text:style-name="P27"><text:span text:style-name="T3">A</text:span><text:span text:style-name="T4">f</text:span><text:span text:style-name="T3">ter reading the instructions, restart Sublime Text 3.</text:span></text:p>
        </text:list-item>
      </text:list>
      <text:p text:style-name="P33"><text:span text:style-name="T3"/></text:p>
      <text:h text:style-name="P10" text:outline-level="2"><text:span text:style-name="T16">Configure</text:span><text:span text:style-name="T15"> </text:span><text:span text:style-name="T13">SublimeLinter</text:span><text:span text:style-name="T15">:</text:span></text:h>
      <text:list xml:id="list7957965114840775686" text:style-name="L26">
        <text:list-item>
          <text:p text:style-name="P31"><text:span text:style-name="T38">O</text:span><text:span text:style-name="T30">pen the </text:span><text:span text:style-name="Source_20_Text"><text:span text:style-name="T83">SublimeLinter</text:span></text:span><text:span text:style-name="Source_20_Text"><text:span text:style-name="T81">.sublime-settings</text:span></text:span><text:span text:style-name="T30"> file </text:span><text:span text:style-name="T49">by</text:span><text:span text:style-name="T30"> </text:span><text:span text:style-name="T49">going to </text:span><text:span text:style-name="Source_20_Text"><text:span text:style-name="T83">Tools</text:span></text:span><text:span text:style-name="Source_20_Text"><text:span text:style-name="T82"> → </text:span></text:span><text:span text:style-name="Source_20_Text"><text:span text:style-name="T83">SublimeLinter → Open User </text:span></text:span><text:span text:style-name="Source_20_Text"><text:span text:style-name="T82">S</text:span></text:span><text:span text:style-name="Source_20_Text"><text:span text:style-name="T81">etting</text:span></text:span><text:span text:style-name="Source_20_Text"><text:span text:style-name="T83">s</text:span></text:span><text:span text:style-name="Source_20_Text"><text:span text:style-name="T81">.</text:span></text:span></text:p>
        </text:list-item>
        <text:list-item>
          <text:p text:style-name="P32"><text:span text:style-name="T30">A</text:span><text:span text:style-name="T49">dd the</text:span><text:span text:style-name="T28"> </text:span><text:span text:style-name="Source_20_Text"><text:span text:style-name="T79">node</text:span></text:span><text:span text:style-name="T28"> </text:span><text:span text:style-name="T49">PATH </text:span><text:span text:style-name="T50">under</text:span><text:span text:style-name="T49"> the “paths” section.</text:span></text:p>
          <text:p text:style-name="P32"><text:span text:style-name="T31">(On Linux you can find the path with the command <text:s/></text:span><text:span text:style-name="Source_20_Text"><text:span text:style-name="T84">which node</text:span></text:span><text:span text:style-name="T31"> in the terminal.)</text:span></text:p>
          <text:p text:style-name="P36"><text:span text:style-name="T66">For example:</text:span></text:p>
          <text:p text:style-name="P36"><text:span text:style-name="T65">"paths": {</text:span></text:p>
          <text:p text:style-name="P36"><text:span text:style-name="T65"><text:s text:c="4"/>"linux": [ "~/.nvm/versions/node/v4.4.4/bin/" ],</text:span></text:p>
          <text:p text:style-name="P36"><text:span text:style-name="T65"><text:tab/>"osx": [],</text:span></text:p>
          <text:p text:style-name="P36"><text:span text:style-name="T65"><text:tab/>"windows": [],</text:span></text:p>
          <text:p text:style-name="P36"><text:span text:style-name="T65">}</text:span></text:p>
        </text:list-item>
        <text:list-item>
          <text:p text:style-name="P32"><text:span text:style-name="T50">Make sure that the linter will run always in the background by the setting </text:span><text:span text:style-name="Source_20_Text"><text:span text:style-name="T85">"lint_mode": "background"</text:span></text:span><text:span text:style-name="T30"></text:span></text:p>
        </text:list-item>
        <text:list-item>
          <text:p text:style-name="P37"><text:span text:style-name="T50">Change the mark style setting to:</text:span></text:p>
          <text:p text:style-name="P37"><text:span text:style-name="Source_20_Text"><text:span text:style-name="T85">"mark_style": "squiggly underline"</text:span></text:span><text:span text:style-name="T50"> <text:s text:c="4"/></text:span></text:p>
        </text:list-item>
      </text:list>
      <text:p text:style-name="P39"/>
      <text:p text:style-name="P43"><text:soft-page-break/><text:span text:style-name="T18">Repository Configuration</text:span></text:p>
      <text:h text:style-name="P4" text:outline-level="2"><text:span text:style-name="T97">Configure package.json</text:span> <text:span text:style-name="T99">file</text:span>:</text:h>
      <text:p text:style-name="P15"><text:span text:style-name="T51">A</text:span><text:span text:style-name="T52">dd the </text:span><text:span text:style-name="T37">following </text:span><text:span text:style-name="T42">to the </text:span><text:span text:style-name="Source_20_Text"><text:span text:style-name="T89">package</text:span></text:span><text:span text:style-name="Source_20_Text"><text:span text:style-name="T88">.</text:span></text:span><text:span text:style-name="Source_20_Text"><text:span text:style-name="T89">json</text:span></text:span><text:span text:style-name="T42"> </text:span><text:span text:style-name="T6">file </text:span><text:span text:style-name="T7">of the </text:span><text:span text:style-name="T41">r</text:span><text:span text:style-name="T33">epository</text:span><text:span text:style-name="T8"> </text:span><text:span text:style-name="T98">(</text:span><text:span text:style-name="T40">each </text:span><text:span text:style-name="T41">r</text:span><text:span text:style-name="T33">epository </text:span><text:span text:style-name="T43">must have a</text:span><text:span text:style-name="T42"> </text:span><text:span text:style-name="T43">package.json </text:span><text:span text:style-name="T6">file</text:span><text:span text:style-name="T98">).</text:span></text:p>
      <text:p text:style-name="P19"><text:span text:style-name="T25">"devDependencies": {</text:span></text:p>
      <text:p text:style-name="P19"><text:span text:style-name="T25"><text:tab/>"eslint": "^2.12.0",</text:span></text:p>
      <text:p text:style-name="P19"><text:span text:style-name="T25"><text:tab/>"eslint-config-google": "^0.6.0",</text:span></text:p>
      <text:p text:style-name="P19"><text:span text:style-name="T25"><text:tab/>"pre-commit": "^1.1.3"</text:span></text:p>
      <text:p text:style-name="P19"><text:span text:style-name="T25">},</text:span></text:p>
      <text:p text:style-name="P19"><text:span text:style-name="T25">"scripts": {</text:span></text:p>
      <text:p text:style-name="P19"><text:span text:style-name="T25"><text:tab/>"test": "echo \"Error: no test specified\" &amp;&amp; exit 1",</text:span></text:p>
      <text:p text:style-name="P19"><text:span text:style-name="T25"><text:tab/>"lint": "eslint $(git diff-index --cached --name-only HEAD | grep .*\\.js$)",</text:span></text:p>
      <text:p text:style-name="P19"><text:span text:style-name="T25"><text:tab/>"lintAll": "eslint ."</text:span></text:p>
      <text:p text:style-name="P19"><text:span text:style-name="T25">},</text:span></text:p>
      <text:p text:style-name="P19"><text:span text:style-name="T25">"pre-commit": {</text:span></text:p>
      <text:p text:style-name="P19"><text:span text:style-name="T25"><text:tab/>"run": "lint",</text:span></text:p>
      <text:p text:style-name="P19"><text:span text:style-name="T25"><text:tab/>"colors": true</text:span></text:p>
      <text:p text:style-name="P19"><text:span text:style-name="T25">}</text:span></text:p>
      <text:p text:style-name="P20"><text:span text:style-name="T54">D</text:span><text:span text:style-name="T53">on't forget to run <text:s/></text:span><text:span text:style-name="Source_20_Text"><text:span text:style-name="T93">npm</text:span></text:span><text:span text:style-name="Source_20_Text"><text:span text:style-name="T94"> </text:span></text:span><text:span text:style-name="Source_20_Text"><text:span text:style-name="T93">install.</text:span></text:span></text:p>
      <text:p text:style-name="P20"/>
      <text:h text:style-name="P6" text:outline-level="2"><text:span text:style-name="T16">Configure plugins:</text:span></text:h>
      <text:p text:style-name="P20"><text:span text:style-name="T40">For each </text:span><text:span text:style-name="T41">r</text:span><text:span text:style-name="T33">epository </text:span><text:span text:style-name="T41">in </text:span><text:span text:style-name="T35">our project - Replay</text:span><text:span text:style-name="T33"> </text:span><text:span text:style-name="T36">will have</text:span><text:span text:style-name="T41"> to c</text:span><text:span text:style-name="T34">opy </text:span><text:span text:style-name="T33">the give</text:span><text:span text:style-name="T41">n files </text:span><text:span text:style-name="T33"><text:s/></text:span><text:span text:style-name="Source_20_Text"><text:span text:style-name="T88">.j</text:span></text:span><text:span text:style-name="Source_20_Text"><text:span text:style-name="T87">sbeautifyrc </text:span></text:span><text:span text:style-name="Source_20_Text"><text:span text:style-name="T88">+</text:span></text:span><text:span text:style-name="Source_20_Text"><text:span text:style-name="T87"> </text:span></text:span><text:span text:style-name="Source_20_Text"><text:span text:style-name="T88">.eslintignore + .eslintrc.json</text:span></text:span><text:span text:style-name="T41"> in</text:span><text:span text:style-name="T33">to the </text:span><text:span text:style-name="T41">r</text:span><text:span text:style-name="T33">epository </text:span><text:span text:style-name="T39">root</text:span><text:span text:style-name="T33"> directory</text:span><text:span text:style-name="T34"> (</text:span><text:span text:style-name="T36">If they</text:span><text:span text:style-name="T41"> aren't</text:span><text:span text:style-name="T36"> there already).</text:span></text:p>
      <text:p text:style-name="P21"/>
      <text:p text:style-name="P22"><text:span text:style-name="T63">Note </text:span><text:span text:style-name="T64">(just an explanation)</text:span><text:span text:style-name="T63">:</text:span><text:span text:style-name="T58"> </text:span></text:p>
      <text:p text:style-name="P22"><text:span text:style-name="T60">The plugin</text:span><text:span text:style-name="T59">s</text:span><text:span text:style-name="T60"> looks for </text:span><text:span text:style-name="T59">thous files </text:span><text:span text:style-name="T60">in </text:span><text:span text:style-name="T59">all of the </text:span><text:span text:style-name="T60">the </text:span><text:span text:style-name="T57">source file's parent directories. When one is found, it stops searching, and it uses those options along with the default ones. </text:span><text:span text:style-name="T58">So by adding the </text:span><text:span text:style-name="T61"><text:s/></text:span><text:span text:style-name="T56">the given </text:span><text:span text:style-name="T59">files</text:span><text:span text:style-name="T58"> the </text:span><text:span text:style-name="T56">recommended </text:span><text:span text:style-name="T61">settings </text:span><text:span text:style-name="T58">will be</text:span><text:span text:style-name="T61"> </text:span><text:span text:style-name="T58">used in all </text:span><text:span text:style-name="T59">of</text:span><text:span text:style-name="T58"> </text:span><text:span text:style-name="T57">source </text:span><text:span text:style-name="T62">files inside </text:span><text:span text:style-name="T58">the </text:span><text:span text:style-name="T59">r</text:span><text:span text:style-name="T56">epository.</text:span></text:p>
      <text:p text:style-name="P22"/>
      <text:p text:style-name="P22"><text:span text:style-name="T5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Consolas2" svg:font-family="Consolas, 'Driod Sans Mono', monospace"/>
    <style:font-face style:name="Consolas1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Helvetica1" svg:font-family="Helvetica, Arial, Verdana, sans-serif"/>
    <style:font-face style:name="Helvetica" svg:font-family="Helvetica, Arial, sans-serif"/>
    <style:font-face style:name="Lato" svg:font-family="Lato, proxima-nova, 'Helvetica Neue', Arial, sans-serif"/>
    <style:font-face style:name="Open Sans" svg:font-family="'Open Sans', Helvetica, Arial, Verdana, sans-serif"/>
    <style:font-face style:name="Roboto Slab" svg:font-family="'Roboto Slab', ff-tisa-web-pro, Georgia, Arial, sans-serif"/>
    <style:font-face style:name="inherit" svg:font-family="inherit"/>
    <style:font-face style:name="lucida sans unicode" svg:font-family="'lucida sans unicode', 'lucida grande'"/>
    <style:font-face style:name="monospace" svg:font-family="monospace"/>
    <style:font-face style:name="Lato1" svg:font-family="Lato" style:font-family-generic="roman"/>
    <style:font-face style:name="Consolas3" svg:font-family="Consolas, 'Driod Sans Mono', monospace" style:font-family-generic="swiss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10:25:48.397405179</meta:creation-date>
    <meta:generator>LibreOffice/4.2.8.2$Linux_X86_64 LibreOffice_project/420m0$Build-2</meta:generator>
    <dc:date>2016-06-22T14:23:14.791127599</dc:date>
    <meta:editing-duration>PT3H41M26S</meta:editing-duration>
    <meta:editing-cycles>38</meta:editing-cycles>
    <meta:document-statistic meta:table-count="0" meta:image-count="0" meta:object-count="0" meta:page-count="4" meta:paragraph-count="74" meta:word-count="752" meta:character-count="4957" meta:non-whitespace-character-count="4234"/>
  </office:meta>
</office:document-meta>
</file>